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ommandlineTool.output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CommandlineToo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lineTool.registerTempFil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CommandlineTool.consoleErr( String er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CommandlineTool.getLeve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CommandlineTool.initLo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lineTool.initLogFile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CommandlineTool.initLog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lineTool.initLogging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CommandlineTool.setClazz(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lineTool.initialize( AppenderSkeleton appender , int 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eCommandlineTool.getProg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